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17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4-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</table:table-row>
        <table:table-row table:style-name="ro1">
          <table:table-cell office:value-type="string" calcext:value-type="string">
            <text:p>Gunsmithing and Tool Making Bible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<text:s/>Anarchist's Coockbook (Updated)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Propellants and Explosives <text:s text:c="6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The Complete Guide to Gunsmithing Gun Care and Repair 2015 <text:s text:c="3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101 - Make Guns And Gun Accessories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 Cookbook 4 <text:s text:c="7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Improvised Munitions Black Book Vol 1 <text:s text:c="5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<text:s/>Anarchist's Coockbook (Updated)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an Advanced Molotov Cocktail <text:s text:c="5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<text:s/>Anarchist's Coockbook (Updated)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Flame Thrower <text:s text:c="69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Propellants and Explosives <text:s text:c="6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 Cookbook 4 <text:s text:c="7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Home-Made Explosive <text:s text:c="63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A Cow Prod Shocker <text:s text:c="6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and Tool Making Bible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Science of Explosives Ebook Pack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 COOKBOOK IV [NEXT 10 PAY $5] <text:s text:c="5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Thermite <text:s text:c="7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s Cookbook IV 4.14 <text:s text:c="6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y Cookbook Version 2000 <text:s text:c="65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an Advanced Molotov Cocktail <text:s text:c="5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William Powell's The Anarchist Cookbook 1989 <text:s text:c="5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Incendiaries - Advanced Improvised Explosives <text:s text:c="49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3D Printing Template for Liberator Handgun <text:s text:c="5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C-4 A Recipe For Survival <text:s text:c="6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Poor Man's RPG - Shoulder Fired Anti-Tank Weapon <text:s text:c="4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Dynamite <text:s text:c="7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s Cookbook IV 4.14 <text:s text:c="6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<text:s/>Anarchist's Coockbook (Updated)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Survival Weapons The Ultimate Guide 2016 <text:s text:c="45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A Shotgun DIY Simple Guide <text:s text:c="5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3D Ammunition Guide Almost free (buy 1 get 1 free) <text:s text:c="4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101 - Make Guns And Gun Accessories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Grenade Launchers <text:s text:c="6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<text:s/>Anarchist's Coockbook (Updated)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 &amp; FIREARMS SUPER PACK OF BOOKS <text:s text:c="59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Thermite <text:s text:c="7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Kitchen Improvised Fertilizer Explosives <text:s text:c="5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 Dictionary of Explosives <text:s text:c="6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Modern Weapons Caching A Down-To-Earth Approach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Modern Weapons Caching <text:s text:c="7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Incendiaries - Advanced Improvised Explosives <text:s text:c="49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Undetectable Hand Grenades <text:s text:c="6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C-4 A Recipe For Survival <text:s text:c="6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 Cookbook – BOMBS <text:s/>GUN POWDER <text:s text:c="5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-Built Claymore Mines <text:s text:c="69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Science of Explosives Ebook Pack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Modern Weapons Caching A Down-To-Earth Approach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Guns And Homemade Ammo <text:s text:c="63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CIA Explosives For Sabotage Manual <text:s text:c="6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Big Book Of Homemade Weapons <text:s text:c="6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Flame Thrower <text:s text:c="69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Grenade Launchers <text:s text:c="6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A Cow Prod Shocker <text:s text:c="6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Home-Made Explosive <text:s text:c="63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101 - Make Guns And Gun Accessories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C4 RDX <text:s text:c="7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SURVIVAL <text:s/>MUNITIONS WEAPONS <text:s text:c="6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 Workshop Explosives <text:s text:c="7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The Do-it-Yourself Submachine Gun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C4 RDX <text:s text:c="7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A Shotgun DIY Simple Guide <text:s text:c="5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<text:s/>Anarchist's Coockbook (Updated)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101 - Make Guns And Gun Accessories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-Built Claymore Mines <text:s text:c="69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Poor Man's RPG - Shoulder Fired Anti-Tank Weapon <text:s text:c="4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Silencers From the Home Workshop <text:s text:c="6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101 - Make Guns And Gun Accessories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mmunition Handbook Tactics Techniques And Procedures for Munitions Handler <text:s text:c="19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Big Book Of Homemade Weapons <text:s text:c="6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 Cookbook 4 <text:s text:c="7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101 - Make Guns And Gun Accessories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Modern Weapons Caching <text:s text:c="72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Kitchen Improvised Fertilizer Explosives <text:s text:c="5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Survival Weapons The Ultimate Guide 2016 <text:s text:c="45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Semtex - C4's Ugly Sister <text:s text:c="6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William Powell's The Anarchist Cookbook 1989 <text:s text:c="5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Semtex - C4's Ugly Sister <text:s text:c="6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 Guide To Field-Manufactured Explosives <text:s text:c="5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 Cookbook - BOMBS <text:s text:c="6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Undetectable Hand Grenades <text:s text:c="6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The Complete Guide to Gunsmithing Gun Care and Repair 2015 <text:s text:c="3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 Guide To Field-Manufactured Explosives <text:s text:c="5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y Cookbook Version 2000 <text:s text:c="65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 Workshop Explosives <text:s text:c="7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 COOKBOOK IV [NEXT 10 PAY $5] <text:s text:c="56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101 - Make Guns And Gun Accessories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idden Street Weapons <text:s text:c="73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Improvised Munitions Black Book Vol 1 <text:s text:c="5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GUNSMITHING 101 - Make Guns And Gun Accessories <text:s text:c="47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memade Guns And Homemade Ammo <text:s text:c="63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narchist Cookbook 4 <text:s text:c="7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Kitchen Improvised Fertilizer Explosives <text:s text:c="5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Dynamite <text:s text:c="74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How to make a lighter gas bomb.rtf <text:s text:c="60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K-47 Kalashnikov GUIDES MEGAPACK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K-47 Kalashnikov GUIDES MEGAPACK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K-47 Kalashnikov GUIDES MEGAPACK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K-47 Kalashnikov GUIDES MEGAPACK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K-47 Kalashnikov GUIDES MEGAPACK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AK-47 Kalashnikov GUIDES MEGAPACK <text:s text:c="61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Improvised Weapons of the American Underground <text:s text:c="4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Improvised Weapons of the American Underground <text:s text:c="48"/></text:p>
          </table:table-cell>
          <table:table-cell office:value-type="string" calcext:value-type="string">
            <text:p>Weaponry &amp; Explosives </text:p>
          </table:table-cell>
        </table:table-row>
        <table:table-row table:style-name="ro1">
          <table:table-cell office:value-type="string" calcext:value-type="string">
            <text:p>New Aussie gun listing AFP?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ant to buy a gun? Ok first of all, give me your money and ill brb ;)</text:p>
          </table:table-cell>
          <table:table-cell office:value-type="string" calcext:value-type="string">
            <text:p>Weaponry &amp; Explosi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14" meta:object-count="0"/>
    <meta:generator>LibreOffice/6.4.3.2$Linux_X86_64 LibreOffice_project/40$Build-2</meta:generator>
  </office:meta>
</office:document-meta>
</file>